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number-columns-spanned="2" table:number-rows-spanned="1" table:style-name="ce2">
            <text:p>Student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Last name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 saad</text:p>
          </table:table-cell>
          <table:table-cell office:value-type="string" table:style-name="ce1">
            <text:p>yosri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Yosri BEN SAAD</dc:creator>
    <meta:creation-date>2024-03-23T09:47:23Z</meta:creation-date>
    <dc:date>2024-03-23T09:31:19Z</dc:date>
    <meta:editing-cycles>1</meta:editing-cycles>
    <meta:editing-duration>PT71S</meta:editing-duration>
  </office:meta>
</office:document-meta>
</file>